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Foi-me solicitado um pagamento adicional para a ativação do seguro viagem número 123. Isso é correto?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tando transferir a apólice 123 para um novo titular e não consigo o atendimento adequado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do dificuldade para receber a indenização do seguro por internação hospitalar. A apólice é número 123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empresa não atualizou meus dados na apólice número 123, impossibilitando o pagamento da indenização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i informado que o seguro desemprego não está ativo. A apólice é a de número 123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tando transferir a apólice 123 para um novo titular e não consigo o atendimento adequado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eguradora informou que a documentação para o seguro funeral está incompleta. Preciso de orientação sobre como prosseguir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empresa não atualizou meus dados na apólice número 123, impossibilitando o pagamento da indenização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empresa não atualizou meus dados na apólice número 123, impossibilitando o pagamento da indenização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tei resgatar o seguro educacional para meu filho, porém a apólice número 123 foi negada sem explicação clara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empresa não atualizou meus dados na apólice número 123, impossibilitando o pagamento da indenização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eguradora informou que a documentação para o seguro funeral está incompleta. Preciso de orientação sobre como prosseguir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empresa não atualizou meus dados na apólice número 123, impossibilitando o pagamento da indenização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tando transferir a apólice 123 para um novo titular e não consigo o atendimento adequado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empresa não atualizou meus dados na apólice número 123, impossibilitando o pagamento da indenização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empresa não atualizou meus dados na apólice número 123, impossibilitando o pagamento da indenização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tei resgatar o seguro educacional para meu filho, porém a apólice número 123 foi negada sem explicação clara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tando transferir a apólice 123 para um novo titular e não consigo o atendimento adequado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eguradora informou que a documentação para o seguro funeral está incompleta. Preciso de orientação sobre como prosseguir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do dificuldade para receber a indenização do seguro por internação hospitalar. A apólice é número 123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Gostaria de alterar os beneficiários na apólice de seguro de vida número 123, mas não consigo acessar o portal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eguradora informou que a documentação para o seguro funeral está incompleta. Preciso de orientação sobre como prosseguir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tando transferir a apólice 123 para um novo titular e não consigo o atendimento adequado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cito esclarecimento sobre o valor de cobertura da apólice prestamista número 123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eguradora informou que a documentação para o seguro funeral está incompleta. Preciso de orientação sobre como prosseguir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cito esclarecimento sobre o valor de cobertura da apólice prestamista número 123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empresa não atualizou meus dados na apólice número 123, impossibilitando o pagamento da indenização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tei resgatar o seguro educacional para meu filho, porém a apólice número 123 foi negada sem explicação clara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cito esclarecimento sobre o valor de cobertura da apólice prestamista número 123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eguradora informou que a documentação para o seguro funeral está incompleta. Preciso de orientação sobre como prosseguir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cito esclarecimento sobre o valor de cobertura da apólice prestamista número 123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i informado que o seguro desemprego não está ativo. A apólice é a de número 123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do dificuldade para receber a indenização do seguro por internação hospitalar. A apólice é número 123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tei resgatar o seguro educacional para meu filho, porém a apólice número 123 foi negada sem explicação clara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do dificuldade para receber a indenização do seguro por internação hospitalar. A apólice é número 123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cito esclarecimento sobre o valor de cobertura da apólice prestamista número 123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eguradora informou que a documentação para o seguro funeral está incompleta. Preciso de orientação sobre como prosseguir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tei resgatar o seguro educacional para meu filho, porém a apólice número 123 foi negada sem explicação clara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tei resgatar o seguro educacional para meu filho, porém a apólice número 123 foi negada sem explicação clara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tando transferir a apólice 123 para um novo titular e não consigo o atendimento adequado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i informado que o seguro desemprego não está ativo. A apólice é a de número 123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cito esclarecimento sobre o valor de cobertura da apólice prestamista número 123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tando transferir a apólice 123 para um novo titular e não consigo o atendimento adequado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staria de alterar os beneficiários na apólice de seguro de vida número 123, mas não consigo acessar o portal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cito esclarecimento sobre o valor de cobertura da apólice prestamista número 123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tando transferir a apólice 123 para um novo titular e não consigo o atendimento adequado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do dificuldade para receber a indenização do seguro por internação hospitalar. A apólice é número 123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eguradora informou que a documentação para o seguro funeral está incompleta. Preciso de orientação sobre como prosseguir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eguradora informou que a documentação para o seguro funeral está incompleta. Preciso de orientação sobre como prosseguir.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cito esclarecimento sobre o valor de cobertura da apólice prestamista número 123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ciso saber se a cobertura do seguro de acidentes pessoais número 123 inclui despesas médicas com fisioterapia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-me solicitado um pagamento adicional para a ativação do seguro viagem número 123. Isso é correto? Preciso resolver até o final do mê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ou tendo dificuldade para receber a indenização do seguro por internação hospitalar. A apólice é número 123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i informado que o seguro desemprego não está ativo. A apólice é a de número 123. Já tentei contato por outros meios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cito esclarecimento sobre o valor de cobertura da apólice prestamista número 123. Favor responder com urgência.</text:p>
          </table:table-cell>
          <table:table-cell office:value-type="string" table:style-name="ce3">
            <text:p>Seguro de Pessoas</text:p>
          </table:table-cell>
          <table:table-cell table:number-columns-repeated="16382"/>
        </table:table-row>
        <table:table-row table:number-rows-repeated="10484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d1" style:family="table-cell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Anderson Alves Monteiro</dc:creator>
    <dc:date>2024-10-21T00:29:58Z</dc:date>
    <meta:editing-cycles>1</meta:editing-cycles>
    <meta:editing-duration>PT26S</meta:editing-duration>
  </office:meta>
</office:document-meta>
</file>